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9.796cm" fo:margin-left="-1.122cm" table:align="left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5.002cm"/>
    </style:style>
    <style:style style:name="Table1.C" style:family="table-column">
      <style:table-column-properties style:column-width="5.004cm"/>
    </style:style>
    <style:style style:name="Table1.D" style:family="table-column">
      <style:table-column-properties style:column-width="5.29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c8b8b"/>
    </style:style>
    <style:style style:name="P2" style:family="paragraph" style:parent-style-name="Standard">
      <style:text-properties officeooo:rsid="002195ee" officeooo:paragraph-rsid="002195ee"/>
    </style:style>
    <style:style style:name="P3" style:family="paragraph" style:parent-style-name="Standard">
      <style:text-properties officeooo:rsid="0022d26d" officeooo:paragraph-rsid="0022d26d"/>
    </style:style>
    <style:style style:name="P4" style:family="paragraph" style:parent-style-name="Standard">
      <style:text-properties officeooo:rsid="0022d26d" officeooo:paragraph-rsid="00234cac"/>
    </style:style>
    <style:style style:name="P5" style:family="paragraph" style:parent-style-name="Standard">
      <style:text-properties officeooo:rsid="00252b85" officeooo:paragraph-rsid="00252b85"/>
    </style:style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Table_20_Contents">
      <style:text-properties fo:font-size="11pt" officeooo:rsid="001c8b8b" officeooo:paragraph-rsid="001c8b8b" style:font-size-asian="11pt" style:font-size-complex="11pt"/>
    </style:style>
    <style:style style:name="P8" style:family="paragraph" style:parent-style-name="Table_20_Contents">
      <style:text-properties fo:font-size="11pt" officeooo:rsid="001cdedb" officeooo:paragraph-rsid="001cdedb" style:font-size-asian="11pt" style:font-size-complex="11pt"/>
    </style:style>
    <style:style style:name="P9" style:family="paragraph" style:parent-style-name="Table_20_Contents">
      <style:text-properties fo:font-size="11pt" officeooo:rsid="001ce76d" officeooo:paragraph-rsid="001ce76d" style:font-size-asian="11pt" style:font-size-complex="11pt"/>
    </style:style>
    <style:style style:name="P10" style:family="paragraph" style:parent-style-name="Table_20_Contents">
      <style:text-properties fo:font-size="11pt" officeooo:rsid="001ce76d" officeooo:paragraph-rsid="001ec5fd" style:font-size-asian="11pt" style:font-size-complex="11pt"/>
    </style:style>
    <style:style style:name="T1" style:family="text">
      <style:text-properties officeooo:rsid="001ce76d"/>
    </style:style>
    <style:style style:name="T2" style:family="text">
      <style:text-properties officeooo:rsid="001ec5fd"/>
    </style:style>
    <style:style style:name="T3" style:family="text">
      <style:text-properties officeooo:rsid="00230e82"/>
    </style:style>
    <style:style style:name="T4" style:family="text">
      <style:text-properties style:font-name="Liberation Serif1" officeooo:rsid="00230e82" style:font-name-asian="Liberation Serif1" style:font-name-complex="Liberation Serif1"/>
    </style:style>
    <style:style style:name="T5" style:family="text">
      <style:text-properties style:font-name="Liberation Serif" officeooo:rsid="00230e82" style:font-name-asian="Noto Sans CJK SC Regular" style:font-name-complex="Lohit Devanagari"/>
    </style:style>
    <style:style style:name="T6" style:family="text">
      <style:text-properties officeooo:rsid="00234cac"/>
    </style:style>
    <style:style style:name="T7" style:family="text">
      <style:text-properties officeooo:rsid="00252b8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# Units</text:p>
          </table:table-cell>
          <table:table-cell table:style-name="Table1.A1" office:value-type="string">
            <text:p text:style-name="P7"># Weights</text:p>
          </table:table-cell>
          <table:table-cell table:style-name="Table1.D1" office:value-type="string">
            <text:p text:style-name="P7"># Connections</text:p>
          </table:table-cell>
        </table:table-row>
        <table:table-row>
          <table:table-cell table:style-name="Table1.A2" office:value-type="string">
            <text:p text:style-name="P7">Convolution Layer 1</text:p>
          </table:table-cell>
          <table:table-cell table:style-name="Table1.A2" office:value-type="string">
            <text:p text:style-name="P8">(55 * 55 * 48) * 2 = 290400</text:p>
          </table:table-cell>
          <table:table-cell table:style-name="Table1.A2" office:value-type="string">
            <text:p text:style-name="P9">(11 * 11 * 3) * 96 = 34848</text:p>
          </table:table-cell>
          <table:table-cell table:style-name="Table1.D2" office:value-type="string">
            <text:p text:style-name="P10">(11 * 11 * 3) <text:s/>* <text:span text:style-name="T2">55 * 55 * 96 = 105415200</text:span></text:p>
          </table:table-cell>
        </table:table-row>
        <table:table-row>
          <table:table-cell table:style-name="Table1.A2" office:value-type="string">
            <text:p text:style-name="P7">Convolution Layer 2</text:p>
          </table:table-cell>
          <table:table-cell table:style-name="Table1.A2" office:value-type="string">
            <text:p text:style-name="P8">(27 * 27 * 128) * 2 = 186624</text:p>
          </table:table-cell>
          <table:table-cell table:style-name="Table1.A2" office:value-type="string">
            <text:p text:style-name="P9">(5 * 5 * 48) * 256 = 307200 </text:p>
          </table:table-cell>
          <table:table-cell table:style-name="Table1.D2" office:value-type="string">
            <text:p text:style-name="P10">(5 * 5 * 48) * <text:span text:style-name="T2">27 * 27 * 256 = 223948800</text:span> </text:p>
          </table:table-cell>
        </table:table-row>
        <table:table-row>
          <table:table-cell table:style-name="Table1.A2" office:value-type="string">
            <text:p text:style-name="P7">Convolution Layer 3</text:p>
          </table:table-cell>
          <table:table-cell table:style-name="Table1.A2" office:value-type="string">
            <text:p text:style-name="P8">(13 * 13 * 192) * 2 = 64896</text:p>
          </table:table-cell>
          <table:table-cell table:style-name="Table1.A2" office:value-type="string">
            <text:p text:style-name="P9">(3 * 3 * 256) * 384 = 884736</text:p>
          </table:table-cell>
          <table:table-cell table:style-name="Table1.D2" office:value-type="string">
            <text:p text:style-name="P10">(3 * 3 * 256) * <text:span text:style-name="T2">13 * 13 * 384 = 149520384</text:span></text:p>
          </table:table-cell>
        </table:table-row>
        <table:table-row>
          <table:table-cell table:style-name="Table1.A2" office:value-type="string">
            <text:p text:style-name="P7">Convolution Layer 4</text:p>
          </table:table-cell>
          <table:table-cell table:style-name="Table1.A2" office:value-type="string">
            <text:p text:style-name="P8">(13 * 13 * 192) * 2 = 64896</text:p>
          </table:table-cell>
          <table:table-cell table:style-name="Table1.A2" office:value-type="string">
            <text:p text:style-name="P9">( 3 * 3 * 192) * 384 = 663552</text:p>
          </table:table-cell>
          <table:table-cell table:style-name="Table1.D2" office:value-type="string">
            <text:p text:style-name="P10">( 3 * 3 * 192) * <text:span text:style-name="T2">13 * 13 * 384 =112140288</text:span></text:p>
          </table:table-cell>
        </table:table-row>
        <table:table-row>
          <table:table-cell table:style-name="Table1.A2" office:value-type="string">
            <text:p text:style-name="P7">Convolution Layer 5</text:p>
          </table:table-cell>
          <table:table-cell table:style-name="Table1.A2" office:value-type="string">
            <text:p text:style-name="P8"><text:span text:style-name="T1">(</text:span>13 * 13 * 128) * 2 = 43264</text:p>
          </table:table-cell>
          <table:table-cell table:style-name="Table1.A2" office:value-type="string">
            <text:p text:style-name="P9">(3 * 3 * 192) * 256 = 442368</text:p>
          </table:table-cell>
          <table:table-cell table:style-name="Table1.D2" office:value-type="string">
            <text:p text:style-name="P10">(3 * 3 * 192) * <text:span text:style-name="T2">13 * 13 * 256 = 74760192</text:span></text:p>
          </table:table-cell>
        </table:table-row>
        <table:table-row>
          <table:table-cell table:style-name="Table1.A2" office:value-type="string">
            <text:p text:style-name="P7">Fully Connected Layer 1</text:p>
          </table:table-cell>
          <table:table-cell table:style-name="Table1.A2" office:value-type="string">
            <text:p text:style-name="P8">2048 * 2 = 4096</text:p>
          </table:table-cell>
          <table:table-cell table:style-name="Table1.A2" office:value-type="string">
            <text:p text:style-name="P9">43264 * 4096 = 177209344</text:p>
          </table:table-cell>
          <table:table-cell table:style-name="Table1.D2" office:value-type="string">
            <text:p text:style-name="P9">43264 * 4096 = 177209344</text:p>
          </table:table-cell>
        </table:table-row>
        <table:table-row>
          <table:table-cell table:style-name="Table1.A2" office:value-type="string">
            <text:p text:style-name="P7">Fully Connected Layer 2</text:p>
          </table:table-cell>
          <table:table-cell table:style-name="Table1.A2" office:value-type="string">
            <text:p text:style-name="P8">2048 * 2 = 4096</text:p>
          </table:table-cell>
          <table:table-cell table:style-name="Table1.A2" office:value-type="string">
            <text:p text:style-name="P9">4096 * 4096 = 16777216</text:p>
          </table:table-cell>
          <table:table-cell table:style-name="Table1.D2" office:value-type="string">
            <text:p text:style-name="P9">4096 * 4096 = 16777216</text:p>
          </table:table-cell>
        </table:table-row>
        <table:table-row>
          <table:table-cell table:style-name="Table1.A2" office:value-type="string">
            <text:p text:style-name="P7">Output Layer</text:p>
          </table:table-cell>
          <table:table-cell table:style-name="Table1.A2" office:value-type="string">
            <text:p text:style-name="P8">1000</text:p>
          </table:table-cell>
          <table:table-cell table:style-name="Table1.A2" office:value-type="string">
            <text:p text:style-name="P9">4096 * 1000 = 4096000</text:p>
          </table:table-cell>
          <table:table-cell table:style-name="Table1.D2" office:value-type="string">
            <text:p text:style-name="P9">4096 * 1000 = 4096000</text:p>
          </table:table-cell>
        </table:table-row>
      </table:table>
      <text:p text:style-name="P1"/>
      <text:p text:style-name="P1"/>
      <text:p text:style-name="P2">1b)</text:p>
      <text:p text:style-name="P3"/>
      <text:p text:style-name="P3">i)</text:p>
      <text:p text:style-name="P4"><text:span text:style-name="T3">W</text:span>e need to reduce the number of <text:span text:style-name="T3">parameters (</text:span>weights<text:span text:style-name="T3">)</text:span> in each layer, especially in the fully connected layers, since these layers contain much more number of weights compared to convolution layers;Therefore, for reducing the amount of parameters, <text:span text:style-name="T3">we can decrease the number of units in these fully connected layers. For example, reducing the number of units to 2048 in Full connected layer 1 would cut the number of parameters by 2048 * 43264 </text:span><text:span text:style-name="T4">≈</text:span> <text:span text:style-name="T3">88M. This would reduce the representational capacity of these layers but drastically decrease the amount of weights. W</text:span>e can <text:span text:style-name="T3">also</text:span> add extra pooling layers, i.e. max pooling layers, between convolution layers <text:span text:style-name="T3">C3</text:span><text:span text:style-name="T4">→</text:span><text:span text:style-name="T5">C4 and C4</text:span><text:span text:style-name="T4">→C5</text:span> <text:span text:style-name="T6">because pooling allows us to </text:span>combine the signal from many neighbouring neurons into a single neuron, thus reducing the number of weights that are passed into the next layer. If we choose a reasonable max pooling</text:p>
      <text:p text:style-name="P4">method and pool size, we can hopefully preserve some useful signal while significantly reducing the number of parameters.</text:p>
      <text:p text:style-name="P3"/>
      <text:p text:style-name="P3">ii)</text:p>
      <text:p text:style-name="P3"/>
      <text:p text:style-name="P3"><text:span text:style-name="T7">C</text:span>onnections are a function of weights, so the suggestions from i) which reduce parameters would help</text:p>
      <text:p text:style-name="P3">here as well.</text:p>
      <text:p text:style-name="P5">Using smaller kernels, fewer kernels, larger stride and smaller input image all will help to decrease the number of connec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2:44:18.634549563</meta:creation-date>
    <dc:date>2019-10-19T16:02:49.505430617</dc:date>
    <meta:editing-duration>PT11M57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43" meta:word-count="432" meta:character-count="2077" meta:non-whitespace-character-count="1685"/>
  </office:meta>
</office:document-meta>
</file>